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d81" officeooo:paragraph-rsid="00002d81"/>
    </style:style>
    <style:style style:name="P2" style:family="paragraph" style:parent-style-name="Standard">
      <style:text-properties officeooo:rsid="00018e46" officeooo:paragraph-rsid="00018e46"/>
    </style:style>
    <style:style style:name="P3" style:family="paragraph" style:parent-style-name="Standard">
      <style:text-properties officeooo:rsid="0001f83c" officeooo:paragraph-rsid="0001f83c"/>
    </style:style>
    <style:style style:name="P4" style:family="paragraph" style:parent-style-name="Standard">
      <style:text-properties officeooo:rsid="0003833e" officeooo:paragraph-rsid="0003833e"/>
    </style:style>
    <style:style style:name="P5" style:family="paragraph" style:parent-style-name="Standard">
      <style:text-properties style:text-underline-style="solid" style:text-underline-width="auto" style:text-underline-color="font-color" officeooo:rsid="0001f83c" officeooo:paragraph-rsid="0001f83c"/>
    </style:style>
    <style:style style:name="P6" style:family="paragraph" style:parent-style-name="Standard">
      <style:text-properties style:text-underline-style="solid" style:text-underline-width="auto" style:text-underline-color="font-color" officeooo:rsid="00002d81" officeooo:paragraph-rsid="00002d81"/>
    </style:style>
    <style:style style:name="P7" style:family="paragraph" style:parent-style-name="Standard">
      <style:text-properties officeooo:rsid="00061116" officeooo:paragraph-rsid="00061116"/>
    </style:style>
    <style:style style:name="P8" style:family="paragraph" style:parent-style-name="Standard">
      <style:paragraph-properties fo:break-before="page"/>
      <style:text-properties officeooo:rsid="00002d81" officeooo:paragraph-rsid="00002d81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18e46" officeooo:paragraph-rsid="00002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597 Machine Learning Research:</text:p>
      <text:p text:style-name="P1"/>
      <text:p text:style-name="P6">Machine Learning Algorithm Categories</text:p>
      <text:p text:style-name="P1"/>
      <text:p text:style-name="P1">Supervised Learning (S)</text:p>
      <text:p text:style-name="P1">Unsupervised Learning (U)</text:p>
      <text:p text:style-name="P1">Reinforcement Learning (R )</text:p>
      <text:p text:style-name="P9"/>
      <text:p text:style-name="P2"/>
      <text:p text:style-name="P5">Common ML Algorithms</text:p>
      <text:p text:style-name="P3"/>
      <text:p text:style-name="P3">Linear Regression</text:p>
      <text:p text:style-name="P3">Logistical Regression</text:p>
      <text:p text:style-name="P3">Decision Tree</text:p>
      <text:p text:style-name="P3">Support Vector Machine</text:p>
      <text:p text:style-name="P3">Naive Bayes</text:p>
      <text:p text:style-name="P3">K- Nearest Neighbors</text:p>
      <text:p text:style-name="P3">K Means </text:p>
      <text:p text:style-name="P3">Random Forest</text:p>
      <text:p text:style-name="P4">Dimensionality Reduction Algorithms</text:p>
      <text:p text:style-name="P4">Gradient Boosting Algorithms</text:p>
      <text:p text:style-name="P1"/>
      <text:p text:style-name="P1"/>
      <text:p text:style-name="P1"/>
      <text:p text:style-name="P1"/>
      <text:p text:style-name="P8">Sources</text:p>
      <text:p text:style-name="P1"/>
      <text:p text:style-name="P7"><text:a xlink:type="simple" xlink:href="https://www.analyticsvidhya.com/blog/2017/09/common-machine-learning-algorithms/" text:style-name="Internet_20_link" text:visited-style-name="Visited_20_Internet_20_Link">https://www.analyticsvidhya.com/blog/2017/09/common-machine-learning-algorithms/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10:59.667504917</meta:creation-date>
    <dc:date>2018-01-08T16:39:01.291102258</dc:date>
    <meta:editing-duration>PT47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48" meta:character-count="441" meta:non-whitespace-character-count="410"/>
  </office:meta>
</office:document-meta>
</file>